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fo:font-weight="bold" style:font-weight-asian="bold" style:font-weight-complex="bold"/>
    </style:style>
    <style:style style:name="P2" style:family="paragraph" style:parent-style-name="Standard">
      <style:paragraph-properties fo:text-align="center"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bold" style:font-weight-asian="bold" style:font-weight-complex="bold"/>
    </style:style>
    <style:style style:name="P4" style:family="paragraph" style:parent-style-name="Standard" style:list-style-name="L1">
      <style:paragraph-properties fo:text-align="start" style:justify-single-word="false"/>
      <style:text-properties fo:language="en" fo:country="US" fo:font-weight="bold" style:font-weight-asian="bold" style:font-weight-complex="bold"/>
    </style:style>
    <style:style style:name="P5" style:family="paragraph" style:parent-style-name="Standard">
      <style:paragraph-properties fo:text-align="start" style:justify-single-word="false"/>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style:font-weight-asian="bold"/>
    </style:style>
    <style:style style:name="T5" style:family="text">
      <style:text-properties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am Companion – Full</text:p>
      <text:p text:style-name="P2"/>
      <text:p text:style-name="P3">I. Introduction</text:p>
      <text:p text:style-name="P3">1.<text:tab/>Advance fee fraud overview</text:p>
      <text:p text:style-name="P3"/>
      <text:p text:style-name="P5">The goal of this project is to explore the feasibility of building an autonomous conversational agent to sustain a dialogue with a person perpetrating advance fee fraud over email.</text:p>
      <text:p text:style-name="P5"/>
      <text:p text:style-name="P5">Advance fee fraud (AFF) emails are identical or nearly identical messages sent in bulk to a large number of recipients. They are considered to be a subset of email spam, however, unlike traditional spam messages, their purpose is not to advertise products (commonly, pharmaceuticals), but to convince the recipient to advance sums of money in the hope of eventually realizing a significantly larger gain. Because of this, AFF emails can be defined at the intersection of spam and social engineering.</text:p>
      <text:p text:style-name="P5"/>
      <text:p text:style-name="P5">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5"/>
      <text:p text:style-name="P5">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5"/>
      <text:p text:style-name="P5">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5"/>
      <text:p text:style-name="P3">2.<text:tab/>Project rationale</text:p>
      <text:p text:style-name="P3"/>
      <text:p text:style-name="P5"><text:soft-page-break/>As we discussed earlier, a major difference between generic and advance fee spam is the active involvement of the scammer in the former. An interesting approach to dealing with it would be to build a conversational agent to emulate a victim with the goal of maintaining an email exchange for as long as possible.</text:p>
      <text:p text:style-name="P5"/>
      <text:p text:style-name="P5">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5"/>
      <text:p text:style-name="P5">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5"/>
      <text:p text:style-name="P5">In this project, we will develop a fully autonomous system to gather, send and receive AFF emails.</text:p>
      <text:p text:style-name="P3"/>
      <text:p text:style-name="P3">II. Background</text:p>
      <text:p text:style-name="P3"/>
      <text:p text:style-name="P3">1. <text:span text:style-name="T2">Inside a 419 scam</text:span></text:p>
      <text:p text:style-name="P3"><text:span text:style-name="T2"/></text:p>
      <text:p text:style-name="P3"><text:span text:style-name="T2">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span></text:p>
      <text:list xml:id="list1438867909" text:style-name="L1">
        <text:list-item>
          <text:p text:style-name="P4"><text:span text:style-name="T2">Requests for detailed personal information, such as full name, address, telephone number, occupation, age, gender, passport photograph are very common.</text:span></text:p>
        </text:list-item>
        <text:list-item>
          <text:p text:style-name="P4"><text:span text:style-name="T2">Scammers commonly use templates written ahead of time over the the first two email exchanges.</text:span></text:p>
        </text:list-item>
        <text:list-item>
          <text:p text:style-name="P4"><text:span text:style-name="T2">It is common for a scammer to add his target's email address in a bank, shared with other scammers.</text:span></text:p>
        </text:list-item>
        <text:list-item>
          <text:p text:style-name="P4"><text:span text:style-name="T2">Often, a scammer will send a target counterfeit documents – e.g. certificates, passports, etc., in order to convince the target in the veracity of the proposed scheme.</text:span></text:p>
        </text:list-item>
        <text:list-item>
          <text:p text:style-name="P4"><text:span text:style-name="T2">A scam is often operated by more than one person, or – the same person assuming multiple identities. </text:span></text:p>
        </text:list-item>
        <text:list-item>
          <text:p text:style-name="P4"><text:span text:style-name="T2">Sometimes a scammer will insist on a phone number and attempt to call the target.</text:span></text:p>
        </text:list-item>
        <text:list-item>
          <text:p text:style-name="P4"><text:span text:style-name="T2">Sometimes a scammer will not respond to a message, despite initiating the conversation.</text:span></text:p>
        </text:list-item>
      </text:list>
      <text:p text:style-name="P3"><text:span text:style-name="T2"/></text:p>
      <text:p text:style-name="Standard"><text:span text:style-name="T1">Obs. (1) shows that our natural language model needs to take into account these requests for information and deal with them effectively. There are a few possible strategies to do that. </text:span></text:p>
      <text:p text:style-name="Standard"><text:span text:style-name="T1"/></text:p>
      <text:p text:style-name="Standard"><text:span text:style-name="T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whether the target has been hooked or not. From the point of view of the scammer, if the target fails to comply with these requests, this is a strong indication to simply move on to the next viable target. </text:span></text:p>
      <text:p text:style-name="Standard"><text:span text:style-name="T1"/></text:p>
      <text:p text:style-name="Standard"><text:soft-page-break/><text:span text:style-name="T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span></text:p>
      <text:p text:style-name="Standard"><text:span text:style-name="T1"/></text:p>
      <text:p text:style-name="P1"><text:span text:style-name="T2">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span></text:p>
      <text:p text:style-name="P1"><text:span text:style-name="T2"/></text:p>
      <text:p text:style-name="P1"><text:span text:style-name="T2">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span></text:p>
      <text:p text:style-name="P1"><text:span text:style-name="T2"/></text:p>
      <text:p text:style-name="P1"><text:span text:style-name="T2">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span></text:p>
      <text:p text:style-name="P1"><text:span text:style-name="T2"/></text:p>
      <text:p text:style-name="P1"><text:span text:style-name="T2">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span></text:p>
      <text:p text:style-name="P1"><text:span text:style-name="T2"/></text:p>
      <text:p text:style-name="P1"><text:span text:style-name="T2">Obs. (6) describes variation of email 419 scams that transitions to a different medium – the telephone. There is no useful way for us to receive or process phone calls, therefore we would prefer to either avoid or completely ignore these requests.</text:span></text:p>
      <text:p text:style-name="P1"><text:span text:style-name="T2"/></text:p>
      <text:p text:style-name="P1"><text:span text:style-name="T2">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span></text:p>
      <text:p text:style-name="P1"><text:span text:style-name="T2"/></text:p>
      <text:p text:style-name="P1">2. Related work in advance fee fraud prevention</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18T20:40:43</dc:date>
    <dc:creator>Ivan Trendafilov</dc:creator>
    <meta:editing-duration>PT9H35M26S</meta:editing-duration>
    <meta:editing-cycles>61</meta:editing-cycles>
    <meta:generator>LibreOffice/3.3$Unix LibreOffice_project/330m19$Build-401</meta:generator>
    <meta:document-statistic meta:table-count="0" meta:image-count="0" meta:object-count="0" meta:page-count="3" meta:paragraph-count="33" meta:word-count="1711" meta:character-count="10453"/>
  </office:meta>
</office:document-meta>
</file>